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75cm" fo:min-width="1.9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094cm" fo:min-width="0.48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094cm" fo:min-width="0.482cm" fo:padding-top="0.165cm" fo:padding-bottom="0.165cm" fo:padding-left="0.29cm" fo:padding-right="0.29cm"/>
    </style:style>
    <style:style style:name="gr4" style:family="graphic" style:parent-style-name="standard">
      <style:graphic-properties draw:fill-color="#fffbcc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cd4d1" draw:textarea-horizontal-align="justify" draw:textarea-vertical-align="middle" draw:auto-grow-height="false" fo:min-height="0.316cm" fo:min-width="0.0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fb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cd4d1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0cm" svg:x="9.3cm" svg:y="4.9cm">
          <text:p text:style-name="P1"><text:span text:style-name="T1">mes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0.6cm" svg:x="9.8cm" svg:y="8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0.6cm" svg:x="9.8cm" svg:y="8.9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0.6cm" svg:x="9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0.6cm" svg:x="9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5cm" svg:x="7.9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0.6cm" svg:height="0.5cm" svg:x="7.9cm" svg:y="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0.6cm" svg:height="0.5cm" svg:x="7.9cm" svg:y="10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0.6cm" svg:height="0.5cm" svg:x="7.9cm" svg:y="11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5" draw:layer="layout" svg:x1="9.3cm" svg:y1="7.8cm" svg:x2="8.5cm" svg:y2="8.3cm">
          <text:p/>
        </draw:line>
        <draw:line draw:style-name="gr5" draw:text-style-name="P5" draw:layer="layout" svg:x1="9.3cm" svg:y1="9cm" svg:x2="8.5cm" svg:y2="9.3cm">
          <text:p/>
        </draw:line>
        <draw:line draw:style-name="gr5" draw:text-style-name="P5" draw:layer="layout" svg:x1="9.3cm" svg:y1="11.2cm" svg:x2="8.5cm" svg:y2="10.7cm">
          <text:p/>
        </draw:line>
        <draw:line draw:style-name="gr5" draw:text-style-name="P5" draw:layer="layout" svg:x1="9.3cm" svg:y1="12.7cm" svg:x2="8.5cm" svg:y2="11.7cm">
          <text:p/>
        </draw:line>
        <draw:custom-shape draw:style-name="gr6" draw:text-style-name="P6" draw:layer="layout" svg:width="0.8cm" svg:height="0.8cm" svg:x="13.2cm" svg:y="9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5" draw:layer="layout" svg:x1="13.2cm" svg:y1="9.7cm" svg:x2="11.7cm" svg:y2="9.7cm">
          <text:p/>
        </draw:line>
        <draw:frame draw:style-name="gr7" draw:text-style-name="P7" draw:layer="layout" svg:width="2.204cm" svg:height="0.725cm" svg:x="6.945cm" svg:y="7cm">
          <draw:text-box>
            <text:p><text:span text:style-name="T2">gauleses</text:span></text:p>
          </draw:text-box>
        </draw:frame>
        <draw:frame draw:style-name="gr7" draw:text-style-name="P7" draw:layer="layout" svg:width="3.139cm" svg:height="0.725cm" svg:x="12.463cm" svg:y="8.475cm">
          <draw:text-box>
            <text:p><text:span text:style-name="T2">Cozinheiro (c)</text:span></text:p>
          </draw:text-box>
        </draw:frame>
        <draw:custom-shape draw:style-name="gr2" draw:text-style-name="P2" draw:layer="layout" svg:width="1.5cm" svg:height="0.6cm" svg:x="9.8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0.6cm" svg:x="9.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0.6cm" svg:x="9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0.6cm" svg:x="9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0.6cm" svg:x="9.8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0.6cm" svg:x="9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6cm" svg:height="0.645cm" svg:x="7.1cm" svg:y="7.955cm">
          <draw:text-box>
            <text:p text:style-name="P8"><text:span text:style-name="T1">g</text:span></text:p>
          </draw:text-box>
        </draw:frame>
        <draw:frame draw:style-name="gr8" draw:text-style-name="P9" draw:layer="layout" svg:width="0.6cm" svg:height="0.645cm" svg:x="7.1cm" svg:y="8.9cm">
          <draw:text-box>
            <text:p text:style-name="P8"><text:span text:style-name="T1">e</text:span></text:p>
          </draw:text-box>
        </draw:frame>
        <draw:frame draw:style-name="gr8" draw:text-style-name="P9" draw:layer="layout" svg:width="0.6cm" svg:height="0.645cm" svg:x="7.1cm" svg:y="10.3cm">
          <draw:text-box>
            <text:p text:style-name="P8"><text:span text:style-name="T1">a</text:span></text:p>
          </draw:text-box>
        </draw:frame>
        <draw:frame draw:style-name="gr8" draw:text-style-name="P9" draw:layer="layout" svg:width="0.6cm" svg:height="0.645cm" svg:x="7.1cm" svg:y="11.355cm">
          <draw:text-box>
            <text:p text:style-name="P8"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2:37:05.250475165</meta:creation-date>
    <dc:date>2019-10-23T01:03:48.199940442</dc:date>
    <meta:editing-duration>PT1H35M33S</meta:editing-duration>
    <meta:editing-cycles>1</meta:editing-cycles>
    <meta:document-statistic meta:object-count="27"/>
    <meta:generator>LibreOffice/6.0.2.1$MacOSX_X86_64 LibreOffice_project/f7f06a8f319e4b62f9bc5095aa112a65d2f3ac89</meta:generator>
  </office:meta>
</office:document-meta>
</file>